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officeooo:rsid="0019b9d8" officeooo:paragraph-rsid="0019b9d8"/>
    </style:style>
    <style:style style:name="P3" style:family="paragraph" style:parent-style-name="Standard">
      <style:paragraph-properties fo:text-align="start" style:justify-single-word="false"/>
      <style:text-properties officeooo:rsid="0019b9d8" officeooo:paragraph-rsid="0019b9d8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ffffff" loext:char-shading-value="0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simple PDF form</text:p>
      <text:p text:style-name="P2"/>
      <text:p text:style-name="P3">Name: <draw:control text:anchor-type="as-char" svg:y="-0.1984in" draw:z-index="0" draw:name="Shape1" draw:style-name="gr1" draw:text-style-name="P4" svg:width="1.8177in" svg:height="0.1913in" draw:control="control1"/></text:p>
      <text:p text:style-name="P3"/>
      <text:p text:style-name="P3">Order Quantity: <draw:control text:anchor-type="as-char" draw:z-index="1" draw:name="Shape2" draw:style-name="gr2" draw:text-style-name="P4" svg:width="1.0961in" svg:height="0.2268in" draw:control="control2"/></text:p>
      <text:p text:style-name="P3"/>
      <text:p text:style-name="P3">Date Requested: <text:span text:style-name="T4"><text:date style:data-style-name="N37" text:date-value="2017-02-22T20:24:45.696630156">02/22/17</text:date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0:16:03.286870771</meta:creation-date>
    <dc:date>2017-02-22T20:24:45.672427827</dc:date>
    <meta:editing-duration>PT8M4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10" meta:character-count="63" meta:non-whitespace-character-count="55"/>
  </office:meta>
</office:document-meta>
</file>